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LeaveCaveRo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mptyCavePath</text:p>
          </table:table-cell>
          <table:table-cell office:value-type="string">
            <text:p>EmptyCavePath</text:p>
          </table:table-cell>
          <table:table-cell office:value-type="string">
            <text:p>JohnnyMorriceRoo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3"/>
        </table:table-row>
        <table:table-row table:style-name="ro1">
          <table:table-cell office:value-type="string">
            <text:p>PaulCroweRoom</text:p>
          </table:table-cell>
          <table:table-cell office:value-type="string">
            <text:p>EmptyCavePath</text:p>
          </table:table-cell>
          <table:table-cell office:value-type="string">
            <text:p>StartingRoom</text:p>
          </table:table-cell>
          <table:table-cell office:value-type="string">
            <text:p>EmptyCavePath</text:p>
          </table:table-cell>
          <table:table-cell office:value-type="string">
            <text:p>FindFistRoo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avinLeechRoom</text:p>
          </table:table-cell>
          <table:table-cell office:value-type="string">
            <text:p>EmptyCavePa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akePitRoom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13/09/2015</text:date>, <text:time>18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H</meta:initial-creator>
    <meta:creation-date>2015-09-12T03:09:53.26</meta:creation-date>
    <dc:date>2015-09-13T18:11:06.09</dc:date>
    <dc:creator>Phil H</dc:creator>
    <meta:editing-duration>PT30M11S</meta:editing-duration>
    <meta:editing-cycles>2</meta:editing-cycles>
    <meta:generator>OpenOffice/4.1.1$Win32 OpenOffice.org_project/411m6$Build-9775</meta:generator>
    <meta:document-statistic meta:table-count="3" meta:cell-count="16" meta:object-count="0"/>
  </office:meta>
</office:document-meta>
</file>